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dash" draw:stroke-dash="Ultrafine_20_Dashed" svg:stroke-color="#333333" draw:textarea-horizontal-align="center" draw:textarea-vertical-align="middle"/>
    </style:style>
    <style:style style:name="gr3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8cm" fo:min-width="2.5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3.518cm"/>
    </style:style>
    <style:style style:name="gr8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text-properties fo:color="#000000" fo:font-size="14pt" style:font-size-asian="14pt" style:font-size-complex="14pt"/>
    </style:style>
    <style:style style:name="P5" style:family="paragraph">
      <style:text-properties fo:color="#000000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7.649cm" svg:height="5.382cm" svg:x="9.417cm" svg:y="10.066cm" svg:viewBox="0 0 7650 5383" svg:d="m1762 929c962-412 5888-2642 5888 1762s-4910 2175-5888 1762-1762-1078-1762-1762 799-1350 1762-1762zm-1762 0zm5888 2643z">
          <text:p/>
        </draw:path>
        <draw:line draw:style-name="gr2" draw:text-style-name="P1" draw:layer="layout" svg:x1="1.212cm" svg:y1="12.758cm" svg:x2="20.59cm" svg:y2="12.758cm">
          <text:p/>
        </draw:line>
        <draw:line draw:style-name="gr2" draw:text-style-name="P1" draw:layer="layout" svg:x1="11.178cm" svg:y1="4.83cm" svg:x2="11.178cm" svg:y2="20.685cm">
          <text:p/>
        </draw:line>
        <draw:line draw:style-name="gr3" draw:text-style-name="P1" draw:layer="layout" svg:x1="11.178cm" svg:y1="12.758cm" svg:x2="15.582cm" svg:y2="10.115cm">
          <text:p/>
        </draw:line>
        <draw:line draw:style-name="gr4" draw:text-style-name="P1" draw:layer="layout" svg:x1="11.227cm" svg:y1="12.758cm" svg:x2="15.631cm" svg:y2="15.401cm">
          <text:p/>
        </draw:line>
        <draw:line draw:style-name="gr4" draw:text-style-name="P1" draw:layer="layout" svg:x1="11.178cm" svg:y1="12.758cm" svg:x2="16.463cm" svg:y2="13.639cm">
          <text:p/>
        </draw:line>
        <draw:line draw:style-name="gr4" draw:text-style-name="P1" draw:layer="layout" svg:x1="11.178cm" svg:y1="12.758cm" svg:x2="16.463cm" svg:y2="11.877cm">
          <text:p/>
        </draw:line>
        <draw:line draw:style-name="gr4" draw:text-style-name="P1" draw:layer="layout" svg:x1="11.178cm" svg:y1="12.758cm" svg:x2="12.059cm" svg:y2="10.996cm">
          <text:p/>
        </draw:line>
        <draw:line draw:style-name="gr4" draw:text-style-name="P1" draw:layer="layout" svg:x1="11.178cm" svg:y1="12.758cm" svg:x2="12.059cm" svg:y2="14.52cm">
          <text:p/>
        </draw:line>
        <draw:line draw:style-name="gr4" draw:text-style-name="P1" draw:layer="layout" svg:x1="11.178cm" svg:y1="12.758cm" svg:x2="10.297cm" svg:y2="11.877cm">
          <text:p/>
        </draw:line>
        <draw:line draw:style-name="gr4" draw:text-style-name="P1" draw:layer="layout" svg:x1="11.178cm" svg:y1="12.758cm" svg:x2="10.297cm" svg:y2="13.639cm">
          <text:p/>
        </draw:line>
        <draw:line draw:style-name="gr5" draw:text-style-name="P1" draw:layer="layout" svg:x1="2.093cm" svg:y1="12.758cm" svg:x2="9.14cm" svg:y2="12.758cm">
          <text:p/>
        </draw:line>
        <draw:frame draw:style-name="gr6" draw:text-style-name="P4" draw:layer="layout" svg:width="3.486cm" svg:height="1.888cm" svg:x="3.854cm" svg:y="12.819cm">
          <draw:text-box>
            <text:p text:style-name="P2"><text:span text:style-name="T1">Incoming</text:span></text:p>
            <text:p text:style-name="P3"><text:span text:style-name="T1">Light</text:span></text:p>
          </draw:text-box>
        </draw:frame>
        <draw:frame draw:style-name="gr7" draw:text-style-name="P5" draw:layer="layout" svg:width="3.332cm" svg:height="1.505cm" svg:x="13.843cm" svg:y="8.15cm">
          <draw:text-box>
            <text:p><text:span text:style-name="T2">Light Scatter</text:span></text:p>
            <text:p><text:span text:style-name="T2">Distribution</text:span></text:p>
          </draw:text-box>
        </draw:frame>
        <draw:custom-shape draw:style-name="gr8" draw:text-style-name="P1" draw:layer="layout" svg:width="0.521cm" svg:height="0.521cm" svg:x="10.921cm" svg:y="12.5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ris Gibson</meta:initial-creator>
    <meta:creation-date>2011-05-28T19:18:00</meta:creation-date>
    <dc:date>2011-05-29T01:17:07</dc:date>
    <dc:creator>Chris Gibson</dc:creator>
    <meta:editing-duration>PT5H58M58S</meta:editing-duration>
    <meta:editing-cycles>11</meta:editing-cycles>
    <meta:generator>LibreOffice/3.3$Unix LibreOffice_project/330m19$Build-202</meta:generator>
    <meta:document-statistic meta:object-count="15"/>
  </office:meta>
</office:document-meta>
</file>